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4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5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p text:style-name="P7"/>
      <text:p text:style-name="P7">%=remLineWhenBlank(B_INFORMATIONS_2,1)=%</text:p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3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/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12-13T12:01:54.14</dc:date>
    <meta:print-date>2011-02-22T10:58:36</meta:print-date>
    <meta:editing-cycles>173</meta:editing-cycles>
    <meta:editing-duration>P1DT14H24M55S</meta:editing-duration>
    <meta:document-statistic meta:table-count="2" meta:image-count="0" meta:object-count="0" meta:page-count="2" meta:paragraph-count="43" meta:word-count="51" meta:character-count="1274"/>
    <meta:user-defined meta:name="Info 1"/>
    <meta:user-defined meta:name="Info 2"/>
    <meta:user-defined meta:name="Info 3"/>
    <meta:user-defined meta:name="Info 4"/>
  </office:meta>
</office:document-meta>
</file>